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qns" svg:font-family="Sqns"/>
    <style:font-face style:name="sans-serif" svg:font-family="sans-serif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7.488cm"/>
        </style:tab-stops>
      </style:paragraph-properties>
      <style:text-properties style:font-name="Sans" fo:font-weight="bold" officeooo:rsid="00134d01" officeooo:paragraph-rsid="00134d0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187302"/>
    </style:style>
    <style:style style:name="P3" style:family="paragraph" style:parent-style-name="Standard">
      <style:paragraph-properties fo:text-align="start" style:justify-single-word="false"/>
      <style:text-properties officeooo:paragraph-rsid="0020dde6"/>
    </style:style>
    <style:style style:name="P4" style:family="paragraph" style:parent-style-name="Standard">
      <style:paragraph-properties fo:text-align="start" style:justify-single-word="false"/>
      <style:text-properties officeooo:paragraph-rsid="00219f7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34d01" officeooo:paragraph-rsid="0013567d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34d01" officeooo:paragraph-rsid="00134d0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sans-serif" fo:font-size="12.75pt" fo:font-weight="normal" officeooo:rsid="00134d01" officeooo:paragraph-rsid="0013567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12pt" fo:font-weight="normal" officeooo:rsid="0013567d" officeooo:paragraph-rsid="0013567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12pt" fo:font-weight="normal" officeooo:rsid="00134d01" officeooo:paragraph-rsid="0013567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12pt" fo:font-weight="normal" officeooo:rsid="0014cf6e" officeooo:paragraph-rsid="0018730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sans-serif" fo:font-size="12pt" fo:font-weight="normal" officeooo:rsid="0014cf6e" officeooo:paragraph-rsid="0014cf6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sans-serif" fo:font-size="13pt" fo:font-weight="normal" officeooo:rsid="00134d01" officeooo:paragraph-rsid="0013567d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666666" style:font-name="sans-serif" fo:font-size="10.5pt" fo:font-style="italic" fo:font-weight="normal" officeooo:rsid="00153205" officeooo:paragraph-rsid="0013567d" style:font-size-asian="10.5pt" style:font-style-asian="italic" style:font-weight-asian="normal" style:font-size-complex="10.5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666666" style:font-name="sans-serif" fo:font-size="12pt" fo:font-style="italic" fo:font-weight="normal" officeooo:rsid="0014cf6e" officeooo:paragraph-rsid="00187302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weight="normal" officeooo:rsid="00134d01" officeooo:paragraph-rsid="0013567d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34d01" officeooo:paragraph-rsid="0013567d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1pt" fo:font-weight="normal" officeooo:rsid="00134d01" officeooo:paragraph-rsid="0013567d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sans-serif" fo:font-size="12pt" fo:font-style="normal" fo:font-weight="normal" officeooo:rsid="0014cf6e" officeooo:paragraph-rsid="0020dde6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style:writing-mode="lr-tb"/>
      <style:text-properties fo:font-size="13pt" fo:font-weight="normal" style:font-size-asian="13pt" style:font-weight-asian="normal" style:font-size-complex="13pt" style:font-weight-complex="normal"/>
    </style:style>
    <style:style style:name="P20" style:family="paragraph" style:parent-style-name="Heading_20_1">
      <style:text-properties officeooo:rsid="0027cec8" officeooo:paragraph-rsid="0027cec8"/>
    </style:style>
    <style:style style:name="P21" style:family="paragraph" style:parent-style-name="Heading_20_1">
      <style:text-properties officeooo:rsid="00286878" officeooo:paragraph-rsid="00286878"/>
    </style:style>
    <style:style style:name="P22" style:family="paragraph" style:parent-style-name="Standard">
      <style:paragraph-properties fo:text-align="start" style:justify-single-word="false"/>
      <style:text-properties style:font-name="sans-serif" fo:font-size="13pt" fo:font-weight="normal" officeooo:rsid="00134d01" officeooo:paragraph-rsid="0013567d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sans-serif" fo:font-size="13pt" fo:font-weight="normal" officeooo:rsid="0020dde6" officeooo:paragraph-rsid="00219f7d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sans-serif" fo:font-size="13pt" fo:font-weight="normal" officeooo:rsid="00249bdf" officeooo:paragraph-rsid="0013567d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sans-serif" fo:font-size="12pt" fo:font-weight="normal" officeooo:rsid="001acc6a" officeooo:paragraph-rsid="0013567d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666666" style:font-name="sans-serif" fo:font-size="11pt" fo:font-style="italic" fo:font-weight="normal" officeooo:rsid="0014cf6e" officeooo:paragraph-rsid="00187302" style:font-size-asian="11pt" style:font-style-asian="italic" style:font-weight-asian="normal" style:font-size-complex="11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666666" style:font-name="sans-serif" fo:font-size="11pt" fo:font-style="italic" style:text-underline-style="solid" style:text-underline-width="auto" style:text-underline-color="font-color" fo:font-weight="normal" officeooo:rsid="001fb954" officeooo:paragraph-rsid="0020dde6" style:font-size-asian="11pt" style:font-style-asian="italic" style:font-weight-asian="normal" style:font-size-complex="11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666666" style:font-name="Sans" fo:font-size="11pt" fo:font-style="italic" fo:font-weight="normal" officeooo:rsid="00134d01" officeooo:paragraph-rsid="0013567d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Standard">
      <style:text-properties fo:font-size="13pt" officeooo:paragraph-rsid="00286878" style:font-size-asian="13pt" style:font-size-complex="13pt"/>
    </style:style>
    <style:style style:name="P30" style:family="paragraph" style:parent-style-name="Standard">
      <style:paragraph-properties style:writing-mode="lr-tb"/>
      <style:text-properties style:font-name="sans-serif" fo:font-size="13pt" fo:font-weight="normal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style:writing-mode="lr-tb"/>
      <style:text-properties style:font-name="sans-serif" fo:font-size="13pt" fo:font-weight="normal" officeooo:rsid="0026d9c4" style:font-size-asian="13pt" style:font-weight-asian="normal" style:font-size-complex="13pt" style:font-weight-complex="normal"/>
    </style:style>
    <style:style style:name="P32" style:family="paragraph" style:parent-style-name="Text_20_body">
      <style:text-properties officeooo:paragraph-rsid="00286878"/>
    </style:style>
    <style:style style:name="P33" style:family="paragraph" style:parent-style-name="Text_20_body">
      <style:text-properties fo:color="#666666" fo:font-style="italic" officeooo:paragraph-rsid="00286878" style:font-style-asian="italic" style:font-style-complex="italic"/>
    </style:style>
    <style:style style:name="P34" style:family="paragraph" style:parent-style-name="Text_20_body">
      <style:text-properties fo:color="#666666" fo:font-style="italic" officeooo:rsid="002f2dcc" officeooo:paragraph-rsid="00286878" style:font-style-asian="italic" style:font-style-complex="italic"/>
    </style:style>
    <style:style style:name="P35" style:family="paragraph" style:parent-style-name="Text_20_body">
      <style:text-properties fo:color="#000000" fo:font-size="12pt" fo:font-style="normal" officeooo:rsid="002f2dcc" officeooo:paragraph-rsid="00286878" style:font-size-asian="12pt" style:font-style-asian="normal" style:font-size-complex="12pt" style:font-style-complex="normal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2pt"/>
    </style:style>
    <style:style style:name="T3" style:family="text">
      <style:text-properties style:font-name="sans-serif" fo:font-size="12pt" fo:font-weight="normal" officeooo:rsid="0014cf6e" style:font-weight-asian="normal" style:font-weight-complex="normal"/>
    </style:style>
    <style:style style:name="T4" style:family="text">
      <style:text-properties style:font-name="sans-serif" fo:font-size="12pt" fo:font-weight="normal" officeooo:rsid="0014cf6e" style:font-size-asian="12pt" style:font-weight-asian="normal" style:font-size-complex="12pt" style:font-weight-complex="normal"/>
    </style:style>
    <style:style style:name="T5" style:family="text">
      <style:text-properties style:font-name="sans-serif" fo:font-size="12pt" fo:font-weight="normal" officeooo:rsid="00171c72" style:font-size-asian="12pt" style:font-weight-asian="normal" style:font-size-complex="12pt" style:font-weight-complex="normal"/>
    </style:style>
    <style:style style:name="T6" style:family="text">
      <style:text-properties style:font-name="sans-serif" fo:font-size="12pt" fo:font-style="normal" fo:font-weight="bold" officeooo:rsid="00171c72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style:font-name="sans-serif" fo:font-size="12pt" officeooo:rsid="001acc6a" style:font-size-asian="12pt" style:font-size-complex="12pt"/>
    </style:style>
    <style:style style:name="T8" style:family="text">
      <style:text-properties style:font-name="sans-serif" fo:font-size="12pt" officeooo:rsid="001c5929" style:font-size-asian="12pt" style:font-size-complex="12pt"/>
    </style:style>
    <style:style style:name="T9" style:family="text">
      <style:text-properties style:font-name="sans-serif" fo:font-size="12pt" officeooo:rsid="00233eca" style:font-size-asian="12pt" style:font-size-complex="12pt"/>
    </style:style>
    <style:style style:name="T10" style:family="text">
      <style:text-properties style:font-name="sans-serif" officeooo:rsid="0020dde6" style:font-size-asian="13pt" style:font-weight-asian="normal" style:font-size-complex="13pt" style:font-weight-complex="normal"/>
    </style:style>
    <style:style style:name="T11" style:family="text">
      <style:text-properties style:font-name="sans-serif" fo:font-size="13pt" fo:font-weight="normal" officeooo:rsid="0020dde6" style:font-size-asian="13pt" style:font-weight-asian="normal" style:font-size-complex="13pt" style:font-weight-complex="normal"/>
    </style:style>
    <style:style style:name="T12" style:family="text">
      <style:text-properties style:font-name="sans-serif" fo:font-size="13pt" fo:font-weight="normal" officeooo:rsid="002129a3" style:font-size-asian="13pt" style:font-weight-asian="normal" style:font-size-complex="13pt" style:font-weight-complex="normal"/>
    </style:style>
    <style:style style:name="T13" style:family="text">
      <style:text-properties style:font-name="sans-serif" officeooo:rsid="00249bdf"/>
    </style:style>
    <style:style style:name="T14" style:family="text">
      <style:text-properties style:font-name="sans-serif" officeooo:rsid="00253c74"/>
    </style:style>
    <style:style style:name="T15" style:family="text">
      <style:text-properties style:font-name="sans-serif" officeooo:rsid="0026d9c4"/>
    </style:style>
    <style:style style:name="T16" style:family="text">
      <style:text-properties fo:color="#666666" style:font-name="sans-serif" fo:font-size="10.5pt" fo:font-style="italic" officeooo:rsid="00153205" style:font-size-asian="10.5pt" style:font-style-asian="italic" style:font-size-complex="10.5pt" style:font-style-complex="italic"/>
    </style:style>
    <style:style style:name="T17" style:family="text">
      <style:text-properties fo:color="#666666" style:font-name="sans-serif" fo:font-size="10.5pt" fo:font-style="italic" officeooo:rsid="00249bdf" style:font-size-asian="10.5pt" style:font-style-asian="italic" style:font-size-complex="10.5pt" style:font-style-complex="italic"/>
    </style:style>
    <style:style style:name="T18" style:family="text">
      <style:text-properties fo:color="#666666" style:font-name="sans-serif" fo:font-size="12.75pt" fo:font-style="italic" fo:font-weight="normal" officeooo:rsid="0020dde6" style:font-size-asian="11pt" style:font-style-asian="italic" style:font-weight-asian="normal" style:font-size-complex="11pt" style:font-style-complex="italic" style:font-weight-complex="normal"/>
    </style:style>
    <style:style style:name="T19" style:family="text">
      <style:text-properties fo:color="#666666" style:font-name="sans-serif" fo:font-size="12.75pt" fo:font-style="italic" fo:font-weight="normal" officeooo:rsid="0027221b" style:font-size-asian="11pt" style:font-style-asian="italic" style:font-weight-asian="normal" style:font-size-complex="11pt" style:font-style-complex="italic" style:font-weight-complex="normal"/>
    </style:style>
    <style:style style:name="T20" style:family="text">
      <style:text-properties fo:color="#666666" style:font-name="Sqns" fo:font-style="italic" style:font-style-asian="italic" style:font-style-complex="italic"/>
    </style:style>
    <style:style style:name="T21" style:family="text">
      <style:text-properties fo:color="#666666" style:font-name="Sans" fo:font-size="11pt" fo:font-style="italic" style:font-size-asian="11pt" style:font-style-asian="italic" style:font-size-complex="11pt" style:font-style-complex="italic"/>
    </style:style>
    <style:style style:name="T22" style:family="text">
      <style:text-properties fo:color="#666666" style:font-name="Sans" fo:font-size="11pt" fo:font-style="italic" fo:font-weight="normal" officeooo:rsid="00134d01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fo:color="#666666" fo:font-size="11pt" fo:font-style="italic" style:text-underline-style="solid" style:text-underline-width="auto" style:text-underline-color="font-color" officeooo:rsid="001fb954" style:font-size-asian="11pt" style:font-style-asian="italic" style:font-size-complex="11pt" style:font-style-complex="italic"/>
    </style:style>
    <style:style style:name="T24" style:family="text">
      <style:text-properties fo:color="#666666" fo:font-style="italic" style:font-style-asian="italic" style:font-style-complex="italic"/>
    </style:style>
    <style:style style:name="T25" style:family="text">
      <style:text-properties fo:color="#666666" fo:font-style="italic" style:text-underline-style="solid" style:text-underline-width="auto" style:text-underline-color="font-color" officeooo:rsid="001dcdb2" style:font-style-asian="italic" style:font-style-complex="italic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color="#000000" style:font-name="sans-serif" fo:font-size="12.75pt" fo:font-style="italic" fo:font-weight="normal" officeooo:rsid="00134d01" style:font-size-asian="11pt" style:font-style-asian="italic" style:font-weight-asian="normal" style:font-size-complex="11pt" style:font-style-complex="italic" style:font-weight-complex="normal"/>
    </style:style>
    <style:style style:name="T28" style:family="text">
      <style:text-properties fo:color="#000000" style:font-name="sans-serif" fo:font-size="12.75pt" fo:font-style="italic" fo:font-weight="normal" officeooo:rsid="0020dde6" style:font-size-asian="11pt" style:font-style-asian="italic" style:font-weight-asian="normal" style:font-size-complex="11pt" style:font-style-complex="italic" style:font-weight-complex="normal"/>
    </style:style>
    <style:style style:name="T29" style:family="text">
      <style:text-properties fo:color="#000000" style:font-name="sans-serif" fo:font-size="12pt" fo:font-style="italic" fo:font-weight="normal" officeooo:rsid="00134d01" style:font-size-asian="11pt" style:font-style-asian="italic" style:font-weight-asian="normal" style:font-size-complex="11pt" style:font-style-complex="italic" style:font-weight-complex="normal"/>
    </style:style>
    <style:style style:name="T30" style:family="text">
      <style:text-properties fo:color="#000000" style:font-name="Sans" fo:font-size="11pt" fo:font-style="italic" fo:font-weight="normal" officeooo:rsid="00134d01" style:font-size-asian="11pt" style:font-style-asian="italic" style:font-weight-asian="normal" style:font-size-complex="11pt" style:font-style-complex="italic" style:font-weight-complex="normal"/>
    </style:style>
    <style:style style:name="T31" style:family="text">
      <style:text-properties fo:color="#000000" style:font-name="Sans" fo:font-size="11pt" fo:font-style="normal" style:font-size-asian="11pt" style:font-style-asian="normal" style:font-size-complex="11pt" style:font-style-complex="normal"/>
    </style:style>
    <style:style style:name="T32" style:family="text">
      <style:text-properties fo:color="#000000" style:font-name="Sans" fo:font-size="12pt" fo:font-style="normal" style:font-size-asian="12pt" style:font-style-asian="normal" style:font-size-complex="12pt" style:font-style-complex="normal"/>
    </style:style>
    <style:style style:name="T33" style:family="text">
      <style:text-properties fo:color="#000000" style:font-name="Sans" fo:font-size="12pt" fo:font-style="normal" officeooo:rsid="0031657e" style:font-size-asian="12pt" style:font-style-asian="normal" style:font-size-complex="12pt" style:font-style-complex="normal"/>
    </style:style>
    <style:style style:name="T34" style:family="text">
      <style:text-properties style:font-name="Sans"/>
    </style:style>
    <style:style style:name="T35" style:family="text">
      <style:text-properties style:font-name="Sans" fo:font-size="11pt" style:font-size-asian="11pt" style:font-size-complex="11pt"/>
    </style:style>
    <style:style style:name="T36" style:family="text">
      <style:text-properties style:font-name="Sans" fo:font-size="11pt" officeooo:rsid="002f5a06" style:font-size-asian="11pt" style:font-size-complex="11pt"/>
    </style:style>
    <style:style style:name="T37" style:family="text">
      <style:text-properties style:font-name="Sans" fo:font-size="11pt" fo:font-style="normal" style:font-size-asian="11pt" style:font-style-asian="normal" style:font-size-complex="11pt" style:font-style-complex="normal"/>
    </style:style>
    <style:style style:name="T38" style:family="text">
      <style:text-properties style:font-name="Sans" officeooo:rsid="002f5a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te Client</text:p>
      <text:p text:style-name="P6"/>
      <text:h text:style-name="P20" text:outline-level="1">II.1</text:h>
      <text:p text:style-name="P15">–<text:bookmark text:name="page16R_mcid97"/> <text:bookmark text:name="page16R_mcid98"/><text:span text:style-name="T1">Donnez la structure </text:span><text:bookmark text:name="page16R_mcid99"/><text:span text:style-name="T1">struct sockaddr_in sa.</text:span></text:p>
      <text:p text:style-name="P7"/>
      <text:p text:style-name="P5"><text:span text:style-name="T2"><text:tab/></text:span><text:span text:style-name="T16">sockaddr_in{</text:span></text:p>
      <text:p text:style-name="P13"><text:tab/><text:tab/>short sin_family ;</text:p>
      <text:p text:style-name="P13"><text:tab/><text:tab/>unsigned short sin_port ;</text:p>
      <text:p text:style-name="P13"><text:tab/><text:tab/>struct in_addr sin_addr ;</text:p>
      <text:p text:style-name="P13"><text:tab/>}</text:p>
      <text:p text:style-name="P8"/>
      <text:p text:style-name="P9"/>
      <text:p text:style-name="P15">–<text:bookmark text:name="page16R_mcid103"/> <text:bookmark text:name="page16R_mcid104"/><text:span text:style-name="T1">Précisez le nom et le prototype des fonctions à utiliser pour récupérer dans </text:span><text:bookmark text:name="page16R_mcid105"/><text:span text:style-name="T1">/etc/hosts</text:span><text:bookmark text:name="page16R_mcid106"/> <text:bookmark text:name="page16R_mcid107"/><text:span text:style-name="T1">et dans </text:span><text:bookmark text:name="page16R_mcid108"/><text:span text:style-name="T1">/etc/services</text:span><text:bookmark text:name="page16R_mcid109"/> <text:bookmark text:name="page16R_mcid110"/><text:span text:style-name="T1">les données qui compléteront sa ainsi </text:span><text:bookmark text:name="page16R_mcid113"/><text:span text:style-name="T1">que leur valeurs de retour.</text:span></text:p>
      <text:p text:style-name="P12"/>
      <text:p text:style-name="P5"/>
      <text:p text:style-name="P2"><text:span text:style-name="T3"><text:tab/></text:span><text:span text:style-name="T4">Pour récupérer l</text:span><text:span text:style-name="T5">es valeurs dans </text:span><text:span text:style-name="T6">etc/hosts</text:span><text:span text:style-name="T4"> on utilisera la fonction :</text:span></text:p>
      <text:p text:style-name="P10"/>
      <text:p text:style-name="P14"><text:tab/><text:tab/><text:span text:style-name="T26">struct hostent *gethostbyname(const char *name);</text:span></text:p>
      <text:p text:style-name="P26"/>
      <text:p text:style-name="P18"><text:bookmark text:name="page16R_mcid118"/><text:tab/>Pour hosts complétez les trous : </text:p>
      <text:p text:style-name="P18"><text:bookmark text:name="page16R_mcid119"/><text:line-break/><text:tab/>L’entrée se fait par <text:span text:style-name="T25">localhost</text:span><text:span text:style-name="T24"> </text:span>(argv[1]) et la fonction (à trouver) doit nous <text:tab/>renvoyer l’adresse ip <text:span text:style-name="T23">127.0.0.1</text:span></text:p>
      <text:p text:style-name="P27"/>
      <text:p text:style-name="P27"/>
      <text:p text:style-name="P11"/>
      <text:p text:style-name="P11"><text:tab/>Et pour le service : getservbyname</text:p>
      <text:p text:style-name="P16"/>
      <text:p text:style-name="P16"><text:tab/> <text:span text:style-name="T20"><text:s/><text:tab/></text:span><text:span text:style-name="T21">struct servent *getservbyname(const char *name, const char *proto);</text:span></text:p>
      <text:p text:style-name="P28"/>
      <text:p text:style-name="P3"><text:bookmark text:name="page16R_mcid120"/><text:span text:style-name="T22"><text:tab/></text:span><text:span text:style-name="T29">Pour services complétez la phrase :</text:span><text:span text:style-name="T30"> </text:span></text:p>
      <text:p text:style-name="P3"><text:span text:style-name="T30"><text:line-break/><text:tab/></text:span><text:span text:style-name="T27">L’entrée se fait par </text:span><text:span text:style-name="T18">msp</text:span><text:span text:style-name="T28"> </text:span><text:span text:style-name="T27">, </text:span><text:span text:style-name="T18">tcp</text:span><text:span text:style-name="T27"> et la fonction doit nous renvoyer </text:span><text:span text:style-name="T19">une <text:tab/>structure de données</text:span></text:p>
      <text:p text:style-name="P28"/>
      <text:p text:style-name="P17"/>
      <text:p text:style-name="P15"><text:bookmark text:name="page16R_mcid123"/>–<text:bookmark text:name="page16R_mcid124"/> <text:bookmark text:name="page16R_mcid125"/><text:span text:style-name="T1">Donnez le paramétrage de ces fonctions dans notre cas.</text:span></text:p>
      <text:p text:style-name="P9"><text:tab/></text:p>
      <text:p text:style-name="P5"><text:span text:style-name="T2"><text:tab/></text:span><text:span text:style-name="T7">Pour la fonction gethostbyname, on utilisera l’élément passe en <text:tab/>argument </text:span><text:span text:style-name="T8">du programme</text:span><text:span text:style-name="T7">: argv[1]</text:span></text:p>
      <text:p text:style-name="P25"/>
      <text:p text:style-name="P5"><text:span text:style-name="T7"><text:tab/></text:span><text:span text:style-name="T9">Pour la fonction getservbyname, on utlisiera msp et tcp en parametres.</text:span></text:p>
      <text:p text:style-name="P7"/>
      <text:p text:style-name="P15">–<text:bookmark text:name="page16R_mcid136"/> <text:bookmark text:name="page16R_mcid137"/><text:span text:style-name="T1">Donnez le format de ces structures et précisez les champs qui viendront renseigner les champs de sa.</text:span></text:p>
      <text:p text:style-name="P12"/>
      <text:p text:style-name="P23">hp → h_addrtype<text:tab/>sa.sin_family</text:p>
      <text:p text:style-name="P4"><text:span text:style-name="T11">hp →</text:span><text:span text:style-name="T10"> </text:span><text:span text:style-name="T11"><text:s/>h_addr(1) <text:tab/>sa.sin_addr</text:span></text:p>
      <text:p text:style-name="P4"><text:soft-page-break/><text:span text:style-name="T12">sp →</text:span><text:span text:style-name="T1"> </text:span><text:span text:style-name="T12"><text:s/>s_port <text:tab/><text:tab/>sa.sin_port</text:span></text:p>
      <text:p text:style-name="P12"/>
      <text:p text:style-name="P15">–<text:bookmark text:name="page16R_mcid140"/> <text:bookmark text:name="page16R_mcid141"/><text:span text:style-name="T1">Donnez le prototype de la fonction qui permettra d’ouvrir une socket </text:span><text:bookmark text:name="page16R_mcid142"/><text:span text:style-name="T1">(notée</text:span><text:bookmark text:name="page16R_mcid143"/> <text:bookmark text:name="page16R_mcid144"/><text:span text:style-name="T1">int s</text:span><text:bookmark text:name="page16R_mcid145"/><text:span text:style-name="T1">) et ses valeurs de retour</text:span></text:p>
      <text:p text:style-name="P12"/>
      <text:p text:style-name="P15"><text:span text:style-name="T1"><text:tab/></text:span><text:span text:style-name="T13">Il s’agit de la fonction socket : </text:span></text:p>
      <text:p text:style-name="P24"/>
      <text:p text:style-name="P15"><text:span text:style-name="T13"><text:tab/><text:tab/></text:span><text:span text:style-name="T17">int socket(int domain, int type, int protocol);</text:span></text:p>
      <text:p text:style-name="P15"/>
      <text:p text:style-name="P19"><text:bookmark text:name="page18R_mcid0"/>–<text:bookmark text:name="page18R_mcid1"/> <text:bookmark text:name="page18R_mcid2"/><text:span text:style-name="T1">Donnez le paramétrage de ce</text:span><text:bookmark text:name="page18R_mcid3"/><text:span text:style-name="T1">tte fonction dans notre cas. Le domaine d’adresse sera celui obtenue dans </text:span><text:bookmark text:name="page18R_mcid4"/><text:span text:style-name="T1">*hp.</text:span></text:p>
      <text:p text:style-name="P30"/>
      <text:p text:style-name="P19"><text:bookmark text:name="page18R_mcid5"/><text:span text:style-name="T1"><text:tab/></text:span><text:span text:style-name="T14">Pour le domaine, on utilisera </text:span><text:span text:style-name="T15">sa.sin_family</text:span></text:p>
      <text:p text:style-name="P31"><text:tab/>Pour le type, SOCK_STREAM</text:p>
      <text:p text:style-name="P31"><text:tab/>Et le protocole, on met 0</text:p>
      <text:p text:style-name="P31"/>
      <text:h text:style-name="P21" text:outline-level="1">II.2</text:h>
      <text:p text:style-name="P29"><text:bookmark text:name="page18R_mcid13"/>–<text:bookmark text:name="page18R_mcid14"/> <text:bookmark text:name="page18R_mcid15"/><text:span text:style-name="T1">Donnez la fonction client, son prototype, ses valeurs de retour, son paramétrage.</text:span><text:bookmark text:name="page18R_mcid161"/></text:p>
      <text:p text:style-name="P32"/>
      <text:p text:style-name="P33"><text:tab/><text:span text:style-name="T35">int</text:span><text:bookmark text:name="page18R_mcid16"/><text:span text:style-name="T35"> connect(int sockfd, const struct sockaddr *addr, socklen_t addrlen);</text:span></text:p>
      <text:p text:style-name="P34"><text:span text:style-name="T35"/></text:p>
      <text:p text:style-name="P34"><text:span text:style-name="T35"><text:tab/></text:span><text:span text:style-name="T32">On utilisera les param</text:span><text:span text:style-name="T33">è</text:span><text:span text:style-name="T32">tr</text:span><text:span text:style-name="T33">e</text:span><text:span text:style-name="T32">s : </text:span></text:p>
      <text:p text:style-name="P35"><text:span text:style-name="T34"><text:tab/><text:tab/>- sockfd = s</text:span></text:p>
      <text:p text:style-name="P35"><text:span text:style-name="T34"><text:tab/><text:tab/>- *addr = cast de sa vers un type sockaddr</text:span></text:p>
      <text:p text:style-name="P35"><text:span text:style-name="T34"><text:tab/><text:tab/>- </text:span><text:span text:style-name="T38">socklen_t = taille de sa : sizeof(sa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qns" svg:font-family="Sqns"/>
    <style:font-face style:name="sans-serif" svg:font-family="sans-serif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09:11:13.078275306</meta:creation-date>
    <dc:date>2021-11-24T11:56:23.401701413</dc:date>
    <meta:editing-duration>PT1H35M1S</meta:editing-duration>
    <meta:editing-cycles>29</meta:editing-cycles>
    <meta:generator>LibreOffice/6.4.7.2$Linux_X86_64 LibreOffice_project/40$Build-2</meta:generator>
    <meta:document-statistic meta:table-count="0" meta:image-count="0" meta:object-count="0" meta:page-count="2" meta:paragraph-count="39" meta:word-count="303" meta:character-count="1920" meta:non-whitespace-character-count="1597"/>
  </office:meta>
</office:document-meta>
</file>